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justify" fo:margin-bottom="0in" fo:line-height="100%"/>
    </style:style>
    <style:style style:name="T2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3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4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5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6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7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8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9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10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1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language-asian="it" style:country-asian="IT"/>
    </style:style>
    <style:style style:name="T12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P13" style:parent-style-name="Normale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P14" style:parent-style-name="Normale" style:family="paragraph">
      <style:paragraph-properties fo:text-align="justify" fo:margin-bottom="0in" fo:line-height="100%"/>
    </style:style>
    <style:style style:name="T15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16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17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18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19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20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21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22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23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language-asian="it" style:country-asian="IT"/>
    </style:style>
    <style:style style:name="T2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language-asian="it" style:country-asian="IT"/>
    </style:style>
    <style:style style:name="T25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language-asian="it" style:country-asian="IT"/>
    </style:style>
    <style:style style:name="T2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language-asian="it" style:country-asian="IT"/>
    </style:style>
    <style:style style:name="T2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language-asian="it" style:country-asian="IT"/>
    </style:style>
    <style:style style:name="T28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29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P30" style:parent-style-name="Normale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P31" style:parent-style-name="Normale" style:family="paragraph">
      <style:paragraph-properties fo:text-align="justify" fo:margin-bottom="0in" fo:line-height="100%"/>
    </style:style>
    <style:style style:name="T32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33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34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 style:language-asian="it" style:country-asian="IT"/>
    </style:style>
    <style:style style:name="T35" style:parent-style-name="Car.predefinitoparagrafo" style:family="text">
      <style:text-properties style:font-name="Times New Roman" style:font-name-asian="Times New Roman" style:font-name-complex="Times New Roman" style:font-weight-complex="bold" fo:font-style="italic" style:font-style-asian="italic" fo:font-size="14pt" style:font-size-asian="14pt" style:font-size-complex="14pt" style:language-asian="it" style:country-asian="IT"/>
    </style:style>
    <style:style style:name="T36" style:parent-style-name="Car.predefinitoparagrafo" style:family="text">
      <style:text-properties style:font-name="Times New Roman" style:font-name-asian="Times New Roman" style:font-name-complex="Times New Roman" style:font-weight-complex="bold" fo:font-style="italic" style:font-style-asian="italic" fo:font-size="14pt" style:font-size-asian="14pt" style:font-size-complex="14pt" style:language-asian="it" style:country-asian="IT"/>
    </style:style>
    <style:style style:name="T37" style:parent-style-name="Car.predefinitoparagrafo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font-size="14pt" style:font-size-asian="14pt" style:font-size-complex="14pt" style:language-asian="it" style:country-asian="IT"/>
    </style:style>
    <style:style style:name="T38" style:parent-style-name="Car.predefinitoparagrafo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font-size="14pt" style:font-size-asian="14pt" style:font-size-complex="14pt" style:language-asian="it" style:country-asian="IT"/>
    </style:style>
    <style:style style:name="T39" style:parent-style-name="Car.predefinitoparagrafo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font-size="14pt" style:font-size-asian="14pt" style:font-size-complex="14pt" style:language-asian="it" style:country-asian="IT"/>
    </style:style>
    <style:style style:name="T40" style:parent-style-name="Car.predefinitoparagrafo" style:family="text">
      <style:text-properties style:font-name="Times New Roman" style:font-name-asian="Times New Roman" style:font-name-complex="Times New Roman" style:font-weight-complex="bold" fo:font-style="italic" style:font-style-asian="italic" fo:font-size="14pt" style:font-size-asian="14pt" style:font-size-complex="14pt" style:language-asian="it" style:country-asian="IT"/>
    </style:style>
    <style:style style:name="P41" style:parent-style-name="Normale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29 novembre 2018, h. 10.00</text:span><text:span text:style-name="T3">,</text:span><text:span text:style-name="T4"><text:s/>A</text:span><text:span text:style-name="T5">ula Pascoli</text:span><text:span text:style-name="T6">, via Zamboni 32 (p.</text:span><text:span text:style-name="T7"><text:s/></text:span><text:span text:style-name="T8">t.)</text:span><text:span text:style-name="T9">:</text:span><text:span text:style-name="T10"><text:s/>Presentazione di<text:s/></text:span><text:span text:style-name="T11">Quer Pasticciaccio brutto de via Merulana</text:span><text:span text:style-name="T12">, a cura di Giorgio Pinotti, Milano, Adelphi, 2018. Marco Antonio Bazzocchi, Federico Bertoni, Paola Italia dialogano con il curatore.</text:span></text:p>
      <text:p text:style-name="P13"/>
      <text:p text:style-name="P14"><text:span text:style-name="T15">12 dicembre</text:span><text:span text:style-name="T16"><text:s/>2018</text:span><text:span text:style-name="T17">, h. 13.30</text:span><text:span text:style-name="T18">,</text:span><text:span text:style-name="T19"><text:s/>Aula Affreschi, via Zamboni 34 (p.</text:span><text:span text:style-name="T20"><text:s/></text:span><text:span text:style-name="T21">t.)</text:span><text:span text:style-name="T22">: il prof. Dario Brancato (Concordia University Montreal) terrà una lezione su<text:s/></text:span><text:span text:style-name="T23">Censorship and textual criticism. For a digital scholarly edition of Benedetto Varchi's<text:s/></text:span><text:span text:style-name="T24">‘</text:span><text:span text:style-name="T25">Storia Fiorentina</text:span><text:span text:style-name="T26">’</text:span><text:span text:style-name="T27"><text:s/></text:span><text:span text:style-name="T28">(lezione in lingua inglese)</text:span><text:span text:style-name="T29">.</text:span></text:p>
      <text:p text:style-name="P30"/>
      <text:p text:style-name="P31"><text:span text:style-name="T32">13 dicembre</text:span><text:span text:style-name="T33"><text:s/>2018</text:span><text:span text:style-name="T34">, h. 15.00, Aula Forti, via Zamboni 32 (1° p.): il prof. Dario Brancato (Concordia University Montreal) terrà una lezione su<text:s/></text:span><text:span text:style-name="T35">Un secolo di stampa della<text:s/></text:span><text:span text:style-name="T36">‘</text:span><text:span text:style-name="T37">Consolatio philosophiae</text:span><text:span text:style-name="T38">’</text:span><text:span text:style-name="T39"><text:s/></text:span><text:span text:style-name="T40">(1471-1571). Paratesti, commenti e traduzioni.</text:span>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iano Formisano</meta:initial-creator>
    <dc:creator>Luciano Formisano</dc:creator>
    <meta:creation-date>2018-11-06T10:49:00Z</meta:creation-date>
    <dc:date>2018-11-06T10:56:00Z</dc:date>
    <meta:template xlink:href="Normal.dotm" xlink:type="simple"/>
    <meta:editing-cycles>2</meta:editing-cycles>
    <meta:editing-duration>PT420S</meta:editing-duration>
    <meta:document-statistic meta:page-count="1" meta:paragraph-count="1" meta:word-count="117" meta:character-count="783" meta:row-count="5" meta:non-whitespace-character-count="667"/>
  </office:meta>
</office:document-meta>
</file>